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314E000026F8F0A621D4.svm"/>
  <manifest:file-entry manifest:media-type="" manifest:full-path="Pictures/20000007000003350000027C8498A3F9.svm"/>
  <manifest:file-entry manifest:media-type="" manifest:full-path="Pictures/2000000700001F870000112956BAFFE1.svm"/>
  <manifest:file-entry manifest:media-type="" manifest:full-path="Pictures/2000000700001BB400000335FF58C6E8.svm"/>
  <manifest:file-entry manifest:media-type="" manifest:full-path="Pictures/20000007000003500000027CE3DAF327.svm"/>
  <manifest:file-entry manifest:media-type="" manifest:full-path="Pictures/20000007000010BF000003853BFF408A.svm"/>
  <manifest:file-entry manifest:media-type="" manifest:full-path="Pictures/200000070000040900000300E3D7C312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20pt" style:font-size-asian="20pt" style:font-size-complex="20pt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text-properties style:font-name="Courier New" fo:font-size="12pt" style:font-size-asian="12pt" style:font-size-complex="12pt"/>
    </style:style>
    <style:style style:name="P4" style:family="paragraph" style:parent-style-name="Standard">
      <style:text-properties style:font-name="Courier New" fo:font-size="12pt" style:font-name-asian="Courier New" style:font-size-asian="12pt" style:font-name-complex="Courier New" style:font-size-complex="12pt"/>
    </style:style>
    <style:style style:name="P5" style:family="paragraph" style:parent-style-name="Standard">
      <style:paragraph-properties style:text-autospace="none"/>
      <style:text-properties style:font-name="Courier New" fo:font-size="12pt" style:font-name-asian="Courier New" style:font-size-asian="12pt" style:font-name-complex="Courier New" style:font-size-complex="12pt"/>
    </style:style>
    <style:style style:name="P6" style:family="paragraph" style:parent-style-name="Standard">
      <style:text-properties style:font-name="Times New Roman" fo:font-size="14pt" style:font-size-asian="14pt" style:font-size-complex="14pt"/>
    </style:style>
    <style:style style:name="P7" style:family="paragraph" style:parent-style-name="Standard">
      <style:text-properties style:font-name="Times New Roman" fo:font-size="12pt" style:font-size-asian="12pt" style:font-size-complex="12pt"/>
    </style:style>
    <style:style style:name="P8" style:family="paragraph" style:parent-style-name="Standard">
      <style:text-properties fo:color="#000000" style:font-name="Courier New" fo:font-size="12pt" style:font-name-asian="Courier New" style:font-size-asian="12pt" style:font-name-complex="Courier New" style:font-size-complex="12pt"/>
    </style:style>
    <style:style style:name="P9" style:family="paragraph" style:parent-style-name="Standard">
      <style:paragraph-properties style:text-autospace="none"/>
      <style:text-properties fo:color="#000000" style:font-name="Courier New" fo:font-size="12pt" style:font-name-asian="Courier New" style:font-size-asian="12pt" style:font-name-complex="Courier New" style:font-size-complex="12pt"/>
    </style:style>
    <style:style style:name="P10" style:family="paragraph" style:parent-style-name="Standard">
      <style:paragraph-properties style:text-autospace="none"/>
      <style:text-properties fo:font-size="12pt" style:font-size-asian="12pt" style:font-size-complex="12pt"/>
    </style:style>
    <style:style style:name="P11" style:family="paragraph" style:parent-style-name="Standard">
      <style:paragraph-properties style:text-autospace="none"/>
      <style:text-properties fo:color="#0000ff" style:font-name="Courier New" fo:font-size="12pt" style:font-name-asian="Courier New" style:font-size-asian="12pt" style:font-name-complex="Courier New" style:font-size-complex="12pt"/>
    </style:style>
    <style:style style:name="P12" style:family="paragraph" style:parent-style-name="Standard">
      <style:text-properties fo:color="#228b22" style:font-name="Courier New" fo:font-size="12pt" style:font-name-asian="Courier New" style:font-size-asian="12pt" style:font-name-complex="Courier New" style:font-size-complex="12pt"/>
    </style:style>
    <style:style style:name="P13" style:family="paragraph" style:parent-style-name="Standard">
      <style:paragraph-properties style:text-autospace="none"/>
      <style:text-properties fo:color="#228b22" style:font-name="Courier New" fo:font-size="12pt" style:font-name-asian="Courier New" style:font-size-asian="12pt" style:font-name-complex="Courier New" style:font-size-complex="12pt"/>
    </style:style>
    <style:style style:name="P14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Courier New" fo:font-size="12pt" style:font-size-asian="12pt" style:font-size-complex="12pt"/>
    </style:style>
    <style:style style:name="P15" style:family="paragraph" style:parent-style-name="Standard" style:list-style-name="L1">
      <style:text-properties fo:font-size="14pt" style:font-size-asian="14pt" style:font-size-complex="14pt"/>
    </style:style>
    <style:style style:name="P16" style:family="paragraph" style:parent-style-name="Standard">
      <style:text-properties style:font-name="Times New Roman" fo:font-size="14pt" style:font-size-asian="14pt" style:font-size-complex="14pt"/>
    </style:style>
    <style:style style:name="P17" style:family="paragraph" style:parent-style-name="Standard" style:list-style-name="L1">
      <style:text-properties style:font-name="Times New Roman" fo:font-size="14pt" style:font-size-asian="14pt" style:font-size-complex="14pt"/>
    </style:style>
    <style:style style:name="P18" style:family="paragraph" style:parent-style-name="Standard">
      <style:text-properties style:font-name="Courier New" fo:font-size="12pt" style:font-size-asian="12pt" style:font-size-complex="12pt"/>
    </style:style>
    <style:style style:name="P19" style:family="paragraph" style:parent-style-name="Standard">
      <style:text-properties style:font-name="Courier New" fo:font-size="12pt" style:font-name-asian="Courier New" style:font-size-asian="12pt" style:font-name-complex="Courier New" style:font-size-complex="12pt"/>
    </style:style>
    <style:style style:name="P20" style:family="paragraph" style:parent-style-name="Standard" style:list-style-name="">
      <style:paragraph-properties style:text-autospace="none"/>
      <style:text-properties style:font-name="Courier New" fo:font-size="12pt" style:font-name-asian="Courier New" style:font-size-asian="12pt" style:font-name-complex="Courier New" style:font-size-complex="12pt"/>
    </style:style>
    <style:style style:name="P21" style:family="paragraph" style:parent-style-name="Standard" style:list-style-name="">
      <style:paragraph-properties style:text-autospace="none"/>
      <style:text-properties fo:color="#228b22" style:font-name="Courier New" fo:font-size="12pt" style:font-name-asian="Courier New" style:font-size-asian="12pt" style:font-name-complex="Courier New" style:font-size-complex="12pt"/>
    </style:style>
    <style:style style:name="P22" style:family="paragraph" style:parent-style-name="Standard" style:list-style-name="">
      <style:paragraph-properties style:text-autospace="none"/>
      <style:text-properties fo:color="#000000" style:font-name="Courier New" fo:font-size="12pt" style:font-name-asian="Courier New" style:font-size-asian="12pt" style:font-name-complex="Courier New" style:font-size-complex="12pt"/>
    </style:style>
    <style:style style:name="P23" style:family="paragraph" style:parent-style-name="Standard" style:list-style-name="">
      <style:paragraph-properties style:text-autospace="none"/>
      <style:text-properties fo:color="#0000ff" style:font-name="Courier New" fo:font-size="12pt" style:font-name-asian="Courier New" style:font-size-asian="12pt" style:font-name-complex="Courier New" style:font-size-complex="12pt"/>
    </style:style>
    <style:style style:name="P24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Courier New" fo:font-size="12pt" style:font-size-asian="12pt" style:font-size-complex="12pt"/>
    </style:style>
    <style:style style:name="T1" style:family="text">
      <style:text-properties fo:color="#0000ff"/>
    </style:style>
    <style:style style:name="T2" style:family="text">
      <style:text-properties fo:color="#000000"/>
    </style:style>
    <style:style style:name="T3" style:family="text">
      <style:text-properties fo:color="#228b22"/>
    </style:style>
    <style:style style:name="T4" style:family="text">
      <style:text-properties fo:color="#a020f0"/>
    </style:style>
    <style:style style:name="T5" style:family="text">
      <style:text-properties style:font-name="Courier New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LAZIONE <text:tab/>SECONDA <text:tab/><text:tab/>ESERCITAZIONE<text:tab/></text:p>
      <text:p text:style-name="P1"/>
      <text:list xml:id="list29232921" text:style-name="L1">
        <text:list-item>
          <text:p text:style-name="P15">E' POSSIBILE UTILIZZARE IL METODO DI BISEZIONE PER APPROSSIMARE GLI ZERI DI</text:p>
        </text:list-item>
      </text:list>
      <text:p text:style-name="P2"><text:tab/><text:tab/><text:tab/><text:tab/><text:tab/><text:tab/><text:tab/><text:tab/><text:tab/><text:tab/><text:tab/>?</text:p>
      <text:p text:style-name="P2"><draw:frame draw:style-name="fr1" draw:name="immagini1" text:anchor-type="paragraph" svg:x="1.381cm" svg:y="0cm" svg:width="4.286cm" svg:height="0.901cm" draw:z-index="0"><draw:image xlink:href="Pictures/20000007000010BF000003853BFF408A.svm" xlink:type="simple" xlink:show="embed" xlink:actuate="onLoad"/></draw:frame></text:p>
      <text:p text:style-name="P2">ANALISI:</text:p>
      <text:p text:style-name="P2"/>
      <text:p text:style-name="P3">Il metodo di bisezione può essere applicato ad una funzione solo se in [a,b] è continua e f(a)*f(b) &lt; 0.</text:p>
      <text:p text:style-name="P3">Dato che la funzione di sopra è una parabola che ha la radice con molteplicità 2 in x = 1, non assume mai un valore negativo, quindi il metodo di bisezione non può essere applicato su questa funzione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29439296" text:continue-numbering="true" text:style-name="L1">
        <text:list-item>
          <text:p text:style-name="P17"><text:soft-page-break/>PER OGNI FUNZIONE APPLICARE IL METODO DI BISEZIONE PER DETERMINARE UNO ZERO DELLA FUNZIONE CON UN ERRORE ASSOLUTO MINORE O UGUALE A </text:p>
        </text:list-item>
      </text:list>
      <text:p text:style-name="P6"><draw:frame draw:style-name="fr1" draw:name="immagini2" text:anchor-type="paragraph" svg:x="1.275cm" svg:y="0.185cm" svg:width="0.848cm" svg:height="0.637cm" draw:z-index="1"><draw:image xlink:href="Pictures/20000007000003500000027CE3DAF327.svm" xlink:type="simple" xlink:show="embed" xlink:actuate="onLoad"/></draw:frame></text:p>
      <text:p text:style-name="P6"><draw:frame draw:style-name="fr1" draw:name="immagini3" text:anchor-type="paragraph" svg:x="1.155cm" svg:y="0cm" svg:width="8.072cm" svg:height="4.394cm" draw:z-index="2"><draw:image xlink:href="Pictures/2000000700001F870000112956BAFFE1.svm" xlink:type="simple" xlink:show="embed" xlink:actuate="onLoad"/></draw:frame></text:p>
      <text:p text:style-name="P6"><text:tab/>DETERMINARE TUTTE LE RADICI DELLA FUNZIONE </text:p>
      <text:p text:style-name="P6"><draw:frame draw:style-name="fr1" draw:name="immagini4" text:anchor-type="paragraph" svg:x="4.53cm" svg:y="0.37cm" svg:width="7.093cm" svg:height="0.82cm" draw:z-index="3"><draw:image xlink:href="Pictures/2000000700001BB400000335FF58C6E8.svm" xlink:type="simple" xlink:show="embed" xlink:actuate="onLoad"/></draw:frame></text:p>
      <text:p text:style-name="P6"><text:tab/>NELL'INTERVALLO [-2,3], FACENDO USO DEL GRAFICO PER <text:tab/>INDIVIDUARE I DIVERSI INTERVALLI DI STUDIO</text:p>
      <text:p text:style-name="P6"/>
      <text:p text:style-name="P6"/>
      <text:p text:style-name="P6">CODICE MATLAB , RISULTATI E ANALISI:</text:p>
      <text:p text:style-name="P6"/>
      <text:p text:style-name="P3">Questo è il codice delle 5 funzioni:</text:p>
      <text:p text:style-name="P6"/>
      <text:p text:style-name="P4"><text:span text:style-name="T1">function</text:span><text:span text:style-name="T2"> y = f1(x)</text:span></text:p>
      <text:p text:style-name="P9">y = x.^3 - 2.*x;</text:p>
      <text:p text:style-name="P10"/>
      <text:p text:style-name="P4"><text:span text:style-name="T1">function</text:span><text:span text:style-name="T2"> y = f2(x)</text:span></text:p>
      <text:p text:style-name="P9">y = x.^3 .* cos(x);</text:p>
      <text:p text:style-name="P7"/>
      <text:p text:style-name="P4"><text:span text:style-name="T1">function</text:span><text:span text:style-name="T2"> y = f3(x)</text:span></text:p>
      <text:p text:style-name="P9">y = x.^2 -x + 2;</text:p>
      <text:p text:style-name="P7"/>
      <text:p text:style-name="P4"><text:span text:style-name="T1">function</text:span><text:span text:style-name="T2"> y = f4(x)</text:span></text:p>
      <text:p text:style-name="P9">y = x.^2 - 2.*x - log(x);</text:p>
      <text:p text:style-name="P10"/>
      <text:p text:style-name="P4"><text:span text:style-name="T1">function</text:span><text:span text:style-name="T2"> y = f5(x)</text:span></text:p>
      <text:p text:style-name="P9">y = log(2/(3-x));</text:p>
      <text:p text:style-name="P8"/>
      <text:p text:style-name="P9"/>
      <text:p text:style-name="P9"/>
      <text:p text:style-name="P9"/>
      <text:p text:style-name="P9"/>
      <text:p text:style-name="P9"/>
      <text:p text:style-name="P9"/>
      <text:p text:style-name="P7"/>
      <text:p text:style-name="P3"><text:soft-page-break/>Questo è il codice della bisezione:</text:p>
      <text:p text:style-name="P3"/>
      <text:p text:style-name="P4"><text:span text:style-name="T1">function</text:span><text:span text:style-name="T2"> zero = bisezione(a,b,f, emax)</text:span></text:p>
      <text:p text:style-name="P9">k = 1;</text:p>
      <text:p text:style-name="P9">errore = 2*emax;</text:p>
      <text:p text:style-name="P5"><text:span text:style-name="T1">while</text:span><text:span text:style-name="T2">(errore &gt; emax)</text:span></text:p>
      <text:p text:style-name="P5"><text:span text:style-name="T2"><text:s text:c="4"/>c = a + (b - a) / 2; </text:span><text:span text:style-name="T3">%vedi nelle dispense meglio calcolarlo così</text:span></text:p>
      <text:p text:style-name="P9"><text:s text:c="4"/>c1 = feval(f,c);</text:p>
      <text:p text:style-name="P5"><text:span text:style-name="T2"><text:s text:c="4"/></text:span><text:span text:style-name="T1">if</text:span><text:span text:style-name="T2">(c1 == 0)</text:span></text:p>
      <text:p text:style-name="P5"><text:span text:style-name="T2"><text:s text:c="8"/>zero = c; </text:span><text:span text:style-name="T3">%fine</text:span></text:p>
      <text:p text:style-name="P5"><text:span text:style-name="T2"><text:s text:c="8"/></text:span><text:span text:style-name="T1">return</text:span></text:p>
      <text:p text:style-name="P5"><text:span text:style-name="T2"><text:s text:c="4"/></text:span><text:span text:style-name="T1">end</text:span></text:p>
      <text:p text:style-name="P5"><text:span text:style-name="T2"><text:s text:c="3"/></text:span><text:span text:style-name="T3">%controllo segno</text:span></text:p>
      <text:p text:style-name="P9"><text:s text:c="3"/>a1 = feval(f,a);</text:p>
      <text:p text:style-name="P9"><text:s text:c="3"/></text:p>
      <text:p text:style-name="P9"><text:s text:c="3"/>b1 = feval(f,b);</text:p>
      <text:p text:style-name="P9"><text:s text:c="3"/></text:p>
      <text:p text:style-name="P5"><text:span text:style-name="T2"><text:s text:c="3"/></text:span><text:span text:style-name="T1">if</text:span><text:span text:style-name="T2">((a1 * c1) &lt; 0)</text:span></text:p>
      <text:p text:style-name="P9"><text:s text:c="8"/>b = c;</text:p>
      <text:p text:style-name="P5"><text:span text:style-name="T2"><text:s text:c="3"/></text:span><text:span text:style-name="T1">else</text:span><text:span text:style-name="T2"> </text:span><text:span text:style-name="T3">%((b1 * c1) &lt; 0)</text:span></text:p>
      <text:p text:style-name="P9"><text:s text:c="7"/>a = c;</text:p>
      <text:p text:style-name="P5"><text:span text:style-name="T2"><text:s text:c="3"/></text:span><text:span text:style-name="T1">end</text:span></text:p>
      <text:p text:style-name="P5"><text:span text:style-name="T2"><text:s text:c="3"/></text:span><text:span text:style-name="T3">%se f(a) e f(b) sono concordi (stesso segno) errore</text:span></text:p>
      <text:p text:style-name="P5"><text:span text:style-name="T2"><text:s text:c="3"/></text:span><text:span text:style-name="T1">if</text:span><text:span text:style-name="T2">(a1 &gt; 0 &amp;&amp; b1 &gt; 0)</text:span></text:p>
      <text:p text:style-name="P9"><text:s text:c="7"/></text:p>
      <text:p text:style-name="P5"><text:span text:style-name="T2"><text:s text:c="7"/>disp(</text:span><text:span text:style-name="T4">'errore: il metodo di bisezione non si può applicare '</text:span><text:span text:style-name="T2">)</text:span></text:p>
      <text:p text:style-name="P5"><text:span text:style-name="T2"><text:s text:c="7"/></text:span><text:span text:style-name="T1">return</text:span><text:span text:style-name="T2">;</text:span></text:p>
      <text:p text:style-name="P5"><text:span text:style-name="T2"><text:s text:c="3"/></text:span><text:span text:style-name="T1">end</text:span></text:p>
      <text:p text:style-name="P5"><text:span text:style-name="T2"><text:s text:c="3"/></text:span><text:span text:style-name="T3">%aggiorno errore</text:span></text:p>
      <text:p text:style-name="P9"><text:s text:c="3"/>errore = abs(b - a)/(2^(k - 1));</text:p>
      <text:p text:style-name="P9"><text:s text:c="3"/>k = k + 1;</text:p>
      <text:p text:style-name="P9"><text:s text:c="3"/>zero = c; <text:s text:c="25"/></text:p>
      <text:p text:style-name="P11">end</text:p>
      <text:p text:style-name="P10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RISULTATI:</text:p>
      <text:p text:style-name="P3"/>
      <text:p text:style-name="P3">bisezione(-1,1,@f1,1e-6)</text:p>
      <text:p text:style-name="P3"/>
      <text:p text:style-name="P3">ans = <text:s text:c="4"/>0</text:p>
      <text:p text:style-name="P3"/>
      <text:p text:style-name="P3">bisezione(-1,1,@f2,1e-6)</text:p>
      <text:p text:style-name="P3"/>
      <text:p text:style-name="P3">ans = <text:s text:c="4"/>0</text:p>
      <text:p text:style-name="P3"/>
      <text:p text:style-name="P3">bisezione(-2,2,@f3,1e-6)</text:p>
      <text:p text:style-name="P3"/>
      <text:p text:style-name="P3">errore: il metodo di bisezione non si può applicare </text:p>
      <text:p text:style-name="P3"/>
      <text:p text:style-name="P3">bisezione(1,4,@f4,1e-6)</text:p>
      <text:p text:style-name="P3"/>
      <text:p text:style-name="P3">ans = <text:s text:c="3"/>2.3645</text:p>
      <text:p text:style-name="P3"/>
      <text:p text:style-name="P3">bisezione(-1,2,@f5,1e-6)</text:p>
      <text:p text:style-name="P3"/>
      <text:p text:style-name="P3">ans = <text:s text:c="3"/>1.0002</text:p>
      <text:p text:style-name="P14"/>
      <text:p text:style-name="P3"/>
      <text:p text:style-name="P3">Questo è il codice della sesta funzione:</text:p>
      <text:p text:style-name="P3"/>
      <text:p text:style-name="P4"><text:span text:style-name="T1">function</text:span><text:span text:style-name="T2"> y = f6(x)</text:span></text:p>
      <text:p text:style-name="P9">y = x.^3 - 1.9 * x.^2 - 1.2 * x + 2.5;</text:p>
      <text:p text:style-name="P3"/>
      <text:p text:style-name="P3">Codice del grafico:</text:p>
      <text:p text:style-name="P3"/>
      <text:p text:style-name="P8">x=linspace(-2,3,100);</text:p>
      <text:p text:style-name="P9">f=zeros(1,100);</text:p>
      <text:p text:style-name="P9"><text:s/></text:p>
      <text:p text:style-name="P13">%funzione da studiare</text:p>
      <text:p text:style-name="P9">f=x.^3 - 1.9*x.^2 - 1.2 .* x + 2.5;</text:p>
      <text:p text:style-name="P9"><text:s/></text:p>
      <text:p text:style-name="P13">%crea la retta y = 0 che va da -2 a 3</text:p>
      <text:p text:style-name="P9">x1 = zeros(1,2);</text:p>
      <text:p text:style-name="P9">x1(1,1) = -2;</text:p>
      <text:p text:style-name="P9">x1(1,2) = 3;</text:p>
      <text:p text:style-name="P9">x2 = zeros(1,2);</text:p>
      <text:p text:style-name="P9"><text:s/></text:p>
      <text:p text:style-name="P9">figure</text:p>
      <text:p text:style-name="P9">plot(x,f);</text:p>
      <text:p text:style-name="P5"><text:span text:style-name="T2">hold </text:span><text:span text:style-name="T4">on</text:span></text:p>
      <text:p text:style-name="P13">%stampa retta y = 0</text:p>
      <text:p text:style-name="P5"><text:span text:style-name="T2">plot(x1,x2,</text:span><text:span text:style-name="T4">'r'</text:span><text:span text:style-name="T2">);</text:span></text:p>
      <text:p text:style-name="P10"/>
      <text:p text:style-name="P3"/>
      <text:p text:style-name="P3"/>
      <text:p text:style-name="P3"/>
      <text:p text:style-name="P3"/>
      <text:p text:style-name="P3"/>
      <text:p text:style-name="P3"><text:soft-page-break/>Grafico della funzione:</text:p>
      <text:p text:style-name="P3"/>
      <text:p text:style-name="P3"><draw:frame draw:style-name="fr1" draw:name="immagini5" text:anchor-type="paragraph" svg:x="1.632cm" svg:y="0.582cm" svg:width="12.622cm" svg:height="9.977cm" draw:z-index="4"><draw:image xlink:href="Pictures/200000070000314E000026F8F0A621D4.svm" xlink:type="simple" xlink:show="embed" xlink:actuate="onLoad"/></draw:frame></text:p>
      <text:p text:style-name="P3"/>
      <text:p text:style-name="P3"/>
      <text:p text:style-name="P3">Come si vede dal grafico, la funzione ha 3 radici, quindi se si vuole usare il metodo di bisezione per trovarle tutte bisogna separare i 3 intervalli di studio, esempio:</text:p>
      <text:p text:style-name="P3"/>
      <text:p text:style-name="P3">bisezione(-2,0,@f6,1e-6)</text:p>
      <text:p text:style-name="P3"/>
      <text:p text:style-name="P3">ans = <text:s text:c="2"/>-1.1279<text:tab/><text:tab/><text:tab/>trova la prima radice</text:p>
      <text:p text:style-name="P3"/>
      <text:p text:style-name="P3">bisezione(0,1.5,@f6,1e-6)</text:p>
      <text:p text:style-name="P3"/>
      <text:p text:style-name="P3">ans = <text:s text:c="3"/>1.2385<text:tab/><text:tab/><text:tab/>trova la seconda radice</text:p>
      <text:p text:style-name="P3"/>
      <text:p text:style-name="P3">bisezione(1.5,3,@f6,1e-6)</text:p>
      <text:p text:style-name="P3"/>
      <text:p text:style-name="P3">ans = <text:s text:c="3"/>1.7908<text:tab/><text:tab/><text:tab/>trova la terza radice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29431678" text:continue-numbering="true" text:style-name="L1">
        <text:list-item>
          <text:p text:style-name="P17"><text:soft-page-break/>SI IMPLEMENTI IL METODO DI NEWTON PER LA RICERCA DEGLI ZERI DELLE FUNZIONI DELL'ESERCIZIO 2. SI CONFRONTINO LE VELOCITA' DI CONVERGENZA DEL METODO DI NEWTON, AL VARIARE DEL PUNTO INIZIALE, E DEL METODO DI BISEZIONE, PER DETERMINARE UNO ZERO DELLA FUNZIONE CON UN ERRORE ASSOLUTO MINORE O UGUALE A </text:p>
        </text:list-item>
      </text:list>
      <text:p text:style-name="P6"><draw:frame draw:style-name="fr1" draw:name="immagini6" text:anchor-type="paragraph" svg:x="1.288cm" svg:y="0.224cm" svg:width="1.034cm" svg:height="0.767cm" draw:z-index="5"><draw:image xlink:href="Pictures/200000070000040900000300E3D7C312.svm" xlink:type="simple" xlink:show="embed" xlink:actuate="onLoad"/></draw:frame></text:p>
      <text:p text:style-name="P6">CODICE MATLAB, RISULTATI E ANALISI:</text:p>
      <text:p text:style-name="P6"/>
      <text:p text:style-name="P3">Questo è il codice delle 5 derivate:</text:p>
      <text:p text:style-name="P3"/>
      <text:p text:style-name="P4"><text:span text:style-name="T1">function</text:span><text:span text:style-name="T2"> y = d1(x)</text:span></text:p>
      <text:p text:style-name="P9">y = 3.*x.^2 - 2;</text:p>
      <text:p text:style-name="P3"/>
      <text:p text:style-name="P4"><text:span text:style-name="T1">function</text:span><text:span text:style-name="T2"> y = d2(x)</text:span></text:p>
      <text:p text:style-name="P9">y = x.^2 .* cos(x) - sin(x).*x.^3;</text:p>
      <text:p text:style-name="P3"/>
      <text:p text:style-name="P4"><text:span text:style-name="T1">function</text:span><text:span text:style-name="T2"> y = d3(x)</text:span></text:p>
      <text:p text:style-name="P9">y = x - 1;</text:p>
      <text:p text:style-name="P3"/>
      <text:p text:style-name="P4"><text:span text:style-name="T1">function</text:span><text:span text:style-name="T2"> y = d4(x)</text:span></text:p>
      <text:p text:style-name="P9">y = 2.*x - 2 - 1./x;</text:p>
      <text:p text:style-name="P3"/>
      <text:p text:style-name="P4"><text:span text:style-name="T1">function</text:span><text:span text:style-name="T2"> y = d5(x)</text:span></text:p>
      <text:p text:style-name="P9">y = (3 - x)./ 2 - 0.5;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Questo è il codice della funzione di newton:</text:p>
      <text:p text:style-name="P3"/>
      <text:p text:style-name="P12">%[a,b] è l'intervallo</text:p>
      <text:p text:style-name="P13">%x è il punto iniziale</text:p>
      <text:p text:style-name="P13">%f è la funzione, d è la derivata</text:p>
      <text:p text:style-name="P13">%emax è l'errore assoluto</text:p>
      <text:p text:style-name="P5"><text:span text:style-name="T1">function</text:span><text:span text:style-name="T2"> zero = newton(a,b,x,f,d,emax)</text:span></text:p>
      <text:p text:style-name="P13">%parte il timer</text:p>
      <text:p text:style-name="P9">tic</text:p>
      <text:p text:style-name="P13">%calcolo f(x)</text:p>
      <text:p text:style-name="P9">y = feval(f,x);</text:p>
      <text:p text:style-name="P13">%calcolo f'(x)</text:p>
      <text:p text:style-name="P9">m = feval(d,x);</text:p>
      <text:p text:style-name="P13">%calcolo xk + 1</text:p>
      <text:p text:style-name="P9">k = x - y / m;</text:p>
      <text:p text:style-name="P13">%controllo se sono finito fuori dall'intervallo di studio</text:p>
      <text:p text:style-name="P5"><text:span text:style-name="T1">if</text:span><text:span text:style-name="T2">(k &lt; a || k &gt; b)</text:span></text:p>
      <text:p text:style-name="P5"><text:span text:style-name="T2"><text:s text:c="4"/>disp(</text:span><text:span text:style-name="T4">'errore: la x è fuori dall intervallo di studio'</text:span><text:span text:style-name="T2">);</text:span></text:p>
      <text:p text:style-name="P5"><text:span text:style-name="T2"><text:s text:c="4"/>toc </text:span><text:span text:style-name="T3">%fine timer</text:span></text:p>
      <text:p text:style-name="P5"><text:span text:style-name="T2"><text:s text:c="4"/></text:span><text:span text:style-name="T1">return</text:span></text:p>
      <text:p text:style-name="P11">end</text:p>
      <text:p text:style-name="P13">%ciclo, finisce quando la differenza fra xk + 1 e xk in modulo è &lt;</text:p>
      <text:p text:style-name="P13">%dell'errore massimo</text:p>
      <text:p text:style-name="P5"><text:span text:style-name="T1">while</text:span><text:span text:style-name="T2">(abs(x - k) &gt; emax)</text:span></text:p>
      <text:p text:style-name="P5"><text:span text:style-name="T2"><text:s text:c="4"/>x = k; </text:span><text:span text:style-name="T3">% xk + 1 = xk</text:span></text:p>
      <text:p text:style-name="P5"><text:span text:style-name="T2"><text:s text:c="4"/></text:span><text:span text:style-name="T3">%calcolo f(x)</text:span></text:p>
      <text:p text:style-name="P9"><text:s text:c="4"/>y = feval(f,x);</text:p>
      <text:p text:style-name="P5"><text:span text:style-name="T2"><text:s text:c="4"/></text:span><text:span text:style-name="T3">%calcolo f'(x)</text:span></text:p>
      <text:p text:style-name="P9"><text:s text:c="4"/>m = feval(d,x);</text:p>
      <text:p text:style-name="P5"><text:span text:style-name="T2"><text:s text:c="4"/></text:span><text:span text:style-name="T3">%calcolo xk + 1</text:span></text:p>
      <text:p text:style-name="P9"><text:s text:c="4"/>k = x - y / m;</text:p>
      <text:p text:style-name="P5"><text:span text:style-name="T2"><text:s text:c="4"/></text:span><text:span text:style-name="T3">%controllo se sono finito fuori dall'intervallo di studio</text:span></text:p>
      <text:p text:style-name="P5"><text:span text:style-name="T2"><text:s text:c="4"/></text:span><text:span text:style-name="T1">if</text:span><text:span text:style-name="T2">(k &lt; a || k &gt; b)</text:span></text:p>
      <text:p text:style-name="P5"><text:span text:style-name="T2"><text:s text:c="8"/>disp(</text:span><text:span text:style-name="T4">'errore: la x è fuori dall intervallo di studio'</text:span><text:span text:style-name="T2">);</text:span></text:p>
      <text:p text:style-name="P5"><text:span text:style-name="T2"><text:s text:c="8"/>toc </text:span><text:span text:style-name="T3">%fine timer</text:span></text:p>
      <text:p text:style-name="P5"><text:span text:style-name="T2"><text:s text:c="8"/></text:span><text:span text:style-name="T1">return</text:span></text:p>
      <text:p text:style-name="P5"><text:span text:style-name="T2"><text:s text:c="4"/></text:span><text:span text:style-name="T1">end</text:span></text:p>
      <text:p text:style-name="P11">end</text:p>
      <text:p text:style-name="P9">zero = k;</text:p>
      <text:p text:style-name="P5"><text:span text:style-name="T2">toc </text:span><text:span text:style-name="T3">%fine timer</text:span></text:p>
      <text:p text:style-name="P8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RISULTATI (gli zeri sono stati presi dal metodo di bisezione):</text:p>
      <text:p text:style-name="P3"/>
      <text:p text:style-name="P3">Lo zero della prima funzione è x = 0, col metodo di newton viene calcolato lo zero al variare del punto iniziale:</text:p>
      <text:p text:style-name="P3"/>
      <text:p text:style-name="P3">punto iniziale = 0.6</text:p>
      <text:p text:style-name="P3"/>
      <text:p text:style-name="P3">newton(-1,1,0.6,@f1,@d1,1e-6)</text:p>
      <text:p text:style-name="P3"/>
      <text:p text:style-name="P3">ans = -1.7867e-022</text:p>
      <text:p text:style-name="P3"/>
      <text:p text:style-name="P3">Elapsed time is 0.029812 seconds.</text:p>
      <text:p text:style-name="P3"/>
      <text:p text:style-name="P3">punto iniziale = -0.5</text:p>
      <text:p text:style-name="P3"/>
      <text:p text:style-name="P3">newton(-1,1,-0.5,@f1,@d1,1e-6)</text:p>
      <text:p text:style-name="P3"/>
      <text:p text:style-name="P3">ans = -2.3431e-019</text:p>
      <text:p text:style-name="P3"/>
      <text:p text:style-name="P3">Elapsed time is 0.000267 seconds.</text:p>
      <text:p text:style-name="P3"/>
      <text:p text:style-name="P3">punto iniziale = -0.7</text:p>
      <text:p text:style-name="P3"/>
      <text:p text:style-name="P3">newton(-1,1,-0.7,@f1,@d1,1e-6)</text:p>
      <text:p text:style-name="P3"/>
      <text:p text:style-name="P3">errore: la x è fuori dall intervallo di studio</text:p>
      <text:p text:style-name="P3"/>
      <text:p text:style-name="P3">Elapsed time is 0.000282 seconds.</text:p>
      <text:p text:style-name="P3"/>
      <text:p text:style-name="P3">punto iniziale = 0.1</text:p>
      <text:p text:style-name="P3"/>
      <text:p text:style-name="P3">newton(-1,1,0.1,@f1,@d1,1e-6)</text:p>
      <text:p text:style-name="P3"/>
      <text:p text:style-name="P3">ans = <text:s text:c="4"/>0</text:p>
      <text:p text:style-name="P3"/>
      <text:p text:style-name="P3">Elapsed time is 0.000390 seconds.</text:p>
      <text:p text:style-name="P3"/>
      <text:p text:style-name="P3">Col metodo di bisezione il tempo impiegato per trovare uno zero è:</text:p>
      <text:p text:style-name="P3"/>
      <text:p text:style-name="P3">bisezione(-1,1,@f1,1e-6)</text:p>
      <text:p text:style-name="P3"/>
      <text:p text:style-name="P3">ans = <text:s text:c="4"/>0</text:p>
      <text:p text:style-name="P3"/>
      <text:p text:style-name="P3">Elapsed time is 0.005519 seconds.</text:p>
      <text:p text:style-name="P3"/>
      <text:p text:style-name="P3">Dal tempo impiegato si vede che il metodo di bisezione è più lento del metodo di newton.</text:p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Lo zero della seconda funzione è x = 0, col metodo di newton viene calcolato lo zero al variare del punto iniziale:</text:p>
      <text:p text:style-name="P3"/>
      <text:p text:style-name="P3">Punto iniziale = 0.6</text:p>
      <text:p text:style-name="P3"/>
      <text:p text:style-name="P3">newton(-1,1,0.6,@f2,@d2,1e-6)</text:p>
      <text:p text:style-name="P3"/>
      <text:p text:style-name="P3">ans = <text:s/>1.0340e-025</text:p>
      <text:p text:style-name="P3"/>
      <text:p text:style-name="P3">Elapsed time is 0.087081 seconds.</text:p>
      <text:p text:style-name="P3"/>
      <text:p text:style-name="P3">Punto iniziale = 0.8</text:p>
      <text:p text:style-name="P3"/>
      <text:p text:style-name="P3">newton(-1,1,0.8,@f2,@d2,1e-6)</text:p>
      <text:p text:style-name="P3"/>
      <text:p text:style-name="P3">errore: la x è fuori dall intervallo di studio</text:p>
      <text:p text:style-name="P3"/>
      <text:p text:style-name="P3">Elapsed time is 0.000239 seconds.</text:p>
      <text:p text:style-name="P3"/>
      <text:p text:style-name="P3">Punto iniziale = 0.2</text:p>
      <text:p text:style-name="P3"/>
      <text:p text:style-name="P3">newton(-1,1,0.2,@f2,@d2,1e-6)</text:p>
      <text:p text:style-name="P3"/>
      <text:p text:style-name="P3">ans = -2.2002e-019</text:p>
      <text:p text:style-name="P3"/>
      <text:p text:style-name="P3">Elapsed time is 0.000370 seconds.</text:p>
      <text:p text:style-name="P3"/>
      <text:p text:style-name="P3">Punto iniziale = -0.1</text:p>
      <text:p text:style-name="P3"/>
      <text:p text:style-name="P3">newton(-1,1,-0.1,@f2,@d2,1e-6)</text:p>
      <text:p text:style-name="P3"/>
      <text:p text:style-name="P3"/>
      <text:p text:style-name="P3">ans = <text:s text:c="4"/>0</text:p>
      <text:p text:style-name="P3"/>
      <text:p text:style-name="P3">Elapsed time is 0.000798 seconds.</text:p>
      <text:p text:style-name="P3"/>
      <text:p text:style-name="P3">Col metodo di bisezione il tempo impiegato per trovare uno zero è:</text:p>
      <text:p text:style-name="P3"/>
      <text:p text:style-name="P3">bisezione(-1,1,@f2,1e-6)</text:p>
      <text:p text:style-name="P3"/>
      <text:p text:style-name="P3">ans = <text:s text:c="4"/>0</text:p>
      <text:p text:style-name="P3"/>
      <text:p text:style-name="P3">Elapsed time is 0.000174 seconds.</text:p>
      <text:p text:style-name="P3"/>
      <text:p text:style-name="P3">In questo caso il metodo di bisezione è stato più veloce del metodo di newton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La terza funzione è una parabola sempre positiva che non ha zeri, quindi col metodo di newton viene dato errore qualunque sia il punto iniziale, esempio:</text:p>
      <text:p text:style-name="P3"/>
      <text:p text:style-name="P3">Punto iniziale = 1</text:p>
      <text:p text:style-name="P3"/>
      <text:p text:style-name="P3">newton(-2,2,1,@f3,@d3,1e-6)</text:p>
      <text:p text:style-name="P3"/>
      <text:p text:style-name="P3">errore: la x è fuori dall intervallo di studio</text:p>
      <text:p text:style-name="P3"/>
      <text:p text:style-name="P3">Elapsed time is 0.019397 seconds.</text:p>
      <text:p text:style-name="P3"/>
      <text:p text:style-name="P3">Lo zero della quarta funzione è x = <text:span text:style-name="T5">2.3645</text:span>, col metodo di newton viene calcolato lo zero al variare del punto iniziale:</text:p>
      <text:p text:style-name="P3"/>
      <text:p text:style-name="P3">Punto iniziale = 2</text:p>
      <text:p text:style-name="P3"/>
      <text:p text:style-name="P3">newton(1,4,2,@f4,@d4,1e-6)</text:p>
      <text:p text:style-name="P3"/>
      <text:p text:style-name="P3">ans = 2.3639</text:p>
      <text:p text:style-name="P3"/>
      <text:p text:style-name="P3">Elapsed time is 0.007833 seconds.</text:p>
      <text:p text:style-name="P3"/>
      <text:p text:style-name="P3">Punto iniziale = 3</text:p>
      <text:p text:style-name="P3"/>
      <text:p text:style-name="P3">newton(1,4,3,@f4,@d4,1e-6)</text:p>
      <text:p text:style-name="P3"/>
      <text:p text:style-name="P3">ans = <text:s text:c="3"/>2.3639</text:p>
      <text:p text:style-name="P3"/>
      <text:p text:style-name="P3">Elapsed time is 0.000434 seconds.</text:p>
      <text:p text:style-name="P3"/>
      <text:p text:style-name="P3">Punto iniziale = 3.9</text:p>
      <text:p text:style-name="P3"/>
      <text:p text:style-name="P3">newton(1,4,3.9,@f4,@d4,1e-6)</text:p>
      <text:p text:style-name="P3"/>
      <text:p text:style-name="P3">ans = <text:s text:c="3"/>2.3639</text:p>
      <text:p text:style-name="P3"/>
      <text:p text:style-name="P3">Elapsed time is 0.000462 seconds.</text:p>
      <text:p text:style-name="P3"/>
      <text:p text:style-name="P3">Col metodo di bisezione il tempo impiegato per trovare uno zero è:</text:p>
      <text:p text:style-name="P3"/>
      <text:p text:style-name="P3">bisezione(1,4,@f4,1e-6)</text:p>
      <text:p text:style-name="P3"/>
      <text:p text:style-name="P3">ans = <text:s text:c="3"/>2.3645</text:p>
      <text:p text:style-name="P3"/>
      <text:p text:style-name="P3">Elapsed time is 0.003429 seconds.</text:p>
      <text:p text:style-name="P3"/>
      <text:p text:style-name="P3">In questo caso il metodo di bisezione è stato più lento del metodo di newton.</text:p>
      <text:p text:style-name="P3"/>
      <text:p text:style-name="P3"/>
      <text:p text:style-name="P3"/>
      <text:p text:style-name="P3"/>
      <text:p text:style-name="P3"><text:soft-page-break/>Lo zero della quinta funzione è x = <text:span text:style-name="T5">1.0002</text:span>, col metodo di newton viene calcolato lo zero al variare del punto iniziale:</text:p>
      <text:p text:style-name="P3"/>
      <text:p text:style-name="P3">Punto iniziale = 1</text:p>
      <text:p text:style-name="P3"/>
      <text:p text:style-name="P3">newton(-1,2,1,@f5,@d5,1e-6)</text:p>
      <text:p text:style-name="P3"/>
      <text:p text:style-name="P3">ans = <text:s text:c="4"/>1</text:p>
      <text:p text:style-name="P3"/>
      <text:p text:style-name="P3">Elapsed time is 0.006472 seconds.</text:p>
      <text:p text:style-name="P3"/>
      <text:p text:style-name="P3">Punto iniziale = 1.5</text:p>
      <text:p text:style-name="P3"/>
      <text:p text:style-name="P3">ans = <text:s text:c="3"/>1.0000</text:p>
      <text:p text:style-name="P3"/>
      <text:p text:style-name="P3">Elapsed time is 0.000784 seconds.</text:p>
      <text:p text:style-name="P3"/>
      <text:p text:style-name="P3">Punto iniziale = -0.5</text:p>
      <text:p text:style-name="P3"/>
      <text:p text:style-name="P3">newton(-1,2,-0.5,@f5,@d5,1e-6)</text:p>
      <text:p text:style-name="P3"/>
      <text:p text:style-name="P3">ans = <text:s text:c="3"/>1.0000</text:p>
      <text:p text:style-name="P3"/>
      <text:p text:style-name="P3">Elapsed time is 0.000520 seconds.</text:p>
      <text:p text:style-name="P3"/>
      <text:p text:style-name="P3">Punto iniziale = 2</text:p>
      <text:p text:style-name="P3"/>
      <text:p text:style-name="P3">newton(-1,2,2,@f5,@d5,1e-6)</text:p>
      <text:p text:style-name="P3"/>
      <text:p text:style-name="P3">errore: la x è fuori dall intervallo di studio</text:p>
      <text:p text:style-name="P3"/>
      <text:p text:style-name="P3">Elapsed time is 0.000245 seconds.</text:p>
      <text:p text:style-name="P3"/>
      <text:p text:style-name="P3">In questa funzione, il metodo di newton è stato più preciso del metodo di bisezione, in quanto trova lo zero teorico (ans = 1).</text:p>
      <text:p text:style-name="P3"/>
      <text:p text:style-name="P3">Col metodo di bisezione il tempo impiegato per trovare uno zero è:</text:p>
      <text:p text:style-name="P3"/>
      <text:p text:style-name="P3">bisezione(-1,2,@f5,1e-6)</text:p>
      <text:p text:style-name="P3"/>
      <text:p text:style-name="P3">ans = <text:s text:c="3"/>1.0002</text:p>
      <text:p text:style-name="P3"/>
      <text:p text:style-name="P3">Elapsed time is 0.001430 seconds.</text:p>
      <text:p text:style-name="P3"/>
      <text:p text:style-name="P3">In questo caso il metodo di bisezione è stato più lento dwel metodo di newton.</text:p>
      <text:p text:style-name="P3"/>
      <text:p text:style-name="P3">Come ci si aspettava dalla teoria, il metodo di newton è più veloce del metodo di bisezione, infatti il metodo di bisezione trova lo zero in tempo lineare, mentre il metodo di newton trova lo zero in tempo quadratico.</text:p>
      <text:p text:style-name="P3"/>
      <text:p text:style-name="P3"/>
      <text:list xml:id="list29455071" text:continue-numbering="true" text:style-name="L1">
        <text:list-item>
          <text:p text:style-name="P17"><text:soft-page-break/>SI IMPLEMENTI UN METODO IBRIDO CHE INIZIA FACENDO QUALCHE PASSO DEL METODO DI BISEZIONE IN MODO DA RIDURRE L'INTERVALLO E POI APPLICA IL METODO DI NEWTON PER CALCOLARE GLI ZERI DELLE FUNZIONI DELL'ESERCIZIO 2. SI CONFRONTINO I RISULTATI OTTENUTI CON UELLI FORNITI DAL METODO DI BISEZIONE E DI NEWTON (ERRORE ASSOLUTO MINORE O UGUALE A<text:tab/><text:tab/><text:tab/><text:tab/><text:tab/><text:tab/><text:tab/><text:tab/><text:tab/>)</text:p>
        </text:list-item>
      </text:list>
      <text:p text:style-name="P6"><draw:frame draw:style-name="fr2" draw:name="immagini7" text:anchor-type="paragraph" svg:width="0.82cm" svg:height="0.637cm" draw:z-index="6"><draw:image xlink:href="Pictures/20000007000003350000027C8498A3F9.svm" xlink:type="simple" xlink:show="embed" xlink:actuate="onLoad"/></draw:frame></text:p>
      <text:p text:style-name="P6">CODICE MATLAB, ANALISI E RISULTATI:</text:p>
      <text:p text:style-name="P6"/>
      <text:p text:style-name="P3">Il codice di Matlab del metodo ibrido è il seguente:</text:p>
      <text:p text:style-name="P3"/>
      <text:p text:style-name="P4"><text:span text:style-name="T1">function</text:span><text:span text:style-name="T2"> zero = ibrido(a,b,f,d,emax)</text:span></text:p>
      <text:p text:style-name="P21">%il metodo ibrido fa 3 passi del metodo di bisezione, poi trova il punto</text:p>
      <text:p text:style-name="P21">%iniziale da dare al metodo di newton per calcolare lo zero</text:p>
      <text:p text:style-name="P22">k = 1;</text:p>
      <text:p text:style-name="P22">errore = 2*emax;</text:p>
      <text:p text:style-name="P20"><text:span text:style-name="T2">cont = 0; </text:span><text:span text:style-name="T3">%quando arriva a 3 si ferma la bisezione e parte newton</text:span></text:p>
      <text:p text:style-name="P20"><text:span text:style-name="T1">while</text:span><text:span text:style-name="T2">(errore &gt; emax &amp;&amp; cont &lt; 3)</text:span></text:p>
      <text:p text:style-name="P20"><text:span text:style-name="T2"><text:s text:c="4"/>c = a + (b - a) / 2; </text:span><text:span text:style-name="T3">%vedi nelle dispense meglio calcolarlo così</text:span></text:p>
      <text:p text:style-name="P22"><text:s text:c="4"/>c1 = feval(f,c);</text:p>
      <text:p text:style-name="P20"><text:span text:style-name="T2"><text:s text:c="4"/></text:span><text:span text:style-name="T1">if</text:span><text:span text:style-name="T2">(c1 == 0)</text:span></text:p>
      <text:p text:style-name="P20"><text:span text:style-name="T2"><text:s text:c="8"/>zero = c; </text:span><text:span text:style-name="T3">%fine</text:span></text:p>
      <text:p text:style-name="P20"><text:span text:style-name="T2"><text:s text:c="8"/></text:span><text:span text:style-name="T1">return</text:span></text:p>
      <text:p text:style-name="P20"><text:span text:style-name="T2"><text:s text:c="4"/></text:span><text:span text:style-name="T1">end</text:span></text:p>
      <text:p text:style-name="P20"><text:span text:style-name="T2"><text:s text:c="3"/></text:span><text:span text:style-name="T3">%controllo segno</text:span></text:p>
      <text:p text:style-name="P22"><text:s text:c="3"/>a1 = feval(f,a);</text:p>
      <text:p text:style-name="P22"><text:s text:c="3"/></text:p>
      <text:p text:style-name="P22"><text:s text:c="3"/>b1 = feval(f,b);</text:p>
      <text:p text:style-name="P22"><text:s text:c="3"/></text:p>
      <text:p text:style-name="P20"><text:span text:style-name="T2"><text:s text:c="3"/></text:span><text:span text:style-name="T1">if</text:span><text:span text:style-name="T2">((a1 * c1) &lt; 0)</text:span></text:p>
      <text:p text:style-name="P22"><text:s text:c="8"/>b = c;</text:p>
      <text:p text:style-name="P20"><text:span text:style-name="T2"><text:s text:c="3"/></text:span><text:span text:style-name="T1">else</text:span><text:span text:style-name="T2"> </text:span><text:span text:style-name="T3">%((b1 * c1) &lt; 0)</text:span></text:p>
      <text:p text:style-name="P22"><text:s text:c="7"/>a = c;</text:p>
      <text:p text:style-name="P20"><text:span text:style-name="T2"><text:s text:c="3"/></text:span><text:span text:style-name="T1">end</text:span></text:p>
      <text:p text:style-name="P20"><text:span text:style-name="T2"><text:s text:c="3"/></text:span><text:span text:style-name="T3">%se f(a) e f(b) sono concordi (stesso segno) errore</text:span></text:p>
      <text:p text:style-name="P20"><text:span text:style-name="T2"><text:s text:c="3"/></text:span><text:span text:style-name="T1">if</text:span><text:span text:style-name="T2">(a1 &gt; 0 &amp;&amp; b1 &gt; 0) <text:s text:c="6"/></text:span></text:p>
      <text:p text:style-name="P20"><text:span text:style-name="T2"><text:s text:c="7"/>disp(</text:span><text:span text:style-name="T4">'errore: il metodo di bisezione non si può applicare '</text:span><text:span text:style-name="T2">)</text:span></text:p>
      <text:p text:style-name="P20"><text:span text:style-name="T2"><text:s text:c="7"/></text:span><text:span text:style-name="T1">return</text:span><text:span text:style-name="T2">;</text:span></text:p>
      <text:p text:style-name="P20"><text:span text:style-name="T2"><text:s text:c="3"/></text:span><text:span text:style-name="T1">end</text:span></text:p>
      <text:p text:style-name="P20"><text:span text:style-name="T2"><text:s text:c="3"/></text:span><text:span text:style-name="T3">%aggiorno errore</text:span></text:p>
      <text:p text:style-name="P22"><text:s text:c="3"/>errore = abs(b - a)/(2^(k - 1));</text:p>
      <text:p text:style-name="P22"><text:s text:c="3"/>k = k + 1;</text:p>
      <text:p text:style-name="P22"><text:s text:c="3"/>zero = c; <text:s text:c="25"/></text:p>
      <text:p text:style-name="P22"><text:s text:c="3"/>cont = cont + 1;</text:p>
      <text:p text:style-name="P23">end</text:p>
      <text:p text:style-name="P23"><text:s/></text:p>
      <text:p text:style-name="P21"><text:soft-page-break/>%parte il metodo di newton</text:p>
      <text:p text:style-name="P21">%la x iniziale è lo zero della bisezione</text:p>
      <text:p text:style-name="P22">zero = newton(a,b,zero,f,d,emax)</text:p>
      <text:p text:style-name="P3"/>
      <text:p text:style-name="P3">RISULTATI e ANALISI:</text:p>
      <text:p text:style-name="P3"/>
      <text:p text:style-name="P3">ibrido(-1,1,@f1,@d1,1e-6)</text:p>
      <text:p text:style-name="P3"/>
      <text:p text:style-name="P3">ans = <text:s text:c="4"/>0</text:p>
      <text:p text:style-name="P3"/>
      <text:p text:style-name="P3">Risultato della bisezione = <text:tab/><text:tab/>0</text:p>
      <text:p text:style-name="P3"/>
      <text:p text:style-name="P3">Risultato del metodo di newton = <text:tab/><text:span text:style-name="T5">-1.7867e-022</text:span></text:p>
      <text:p text:style-name="P3"><text:span text:style-name="T5"/></text:p>
      <text:p text:style-name="P3"><text:span text:style-name="T5">Il metodo ibrido ha trovato la soluzione esatta(0).</text:span></text:p>
      <text:p text:style-name="P14"><text:span text:style-name="T5"/></text:p>
      <text:p text:style-name="P3"><text:span text:style-name="T5"/></text:p>
      <text:p text:style-name="P3"><text:span text:style-name="T5">ibrido(-1,1,@f2,@d2,1e-6)</text:span></text:p>
      <text:p text:style-name="P3"><text:span text:style-name="T5"/></text:p>
      <text:p text:style-name="P3"><text:span text:style-name="T5">ans = <text:s text:c="4"/>0</text:span></text:p>
      <text:p text:style-name="P3"><text:span text:style-name="T5"/></text:p>
      <text:p text:style-name="P3">Risultato della bisezione = <text:tab/><text:tab/>0</text:p>
      <text:p text:style-name="P3"/>
      <text:p text:style-name="P3"><text:span text:style-name="T5">Risultato del metodo di newton = <text:tab/>1.0340e-025</text:span></text:p>
      <text:p text:style-name="P3"><text:span text:style-name="T5"/></text:p>
      <text:p text:style-name="P3"><text:span text:style-name="T5">Il metodo ibrido ha trovato la soluzione esatta (0).</text:span></text:p>
      <text:p text:style-name="P14"><text:span text:style-name="T5"/></text:p>
      <text:p text:style-name="P3"><text:span text:style-name="T5"/></text:p>
      <text:p text:style-name="P3"><text:span text:style-name="T5">ibrido(-2,2,@f3,@d3,1e-6)</text:span></text:p>
      <text:p text:style-name="P3"><text:span text:style-name="T5"/></text:p>
      <text:p text:style-name="P3"><text:span text:style-name="T5">errore: il metodo di bisezione non si può applicare </text:span></text:p>
      <text:p text:style-name="P3"><text:span text:style-name="T5"/></text:p>
      <text:p text:style-name="P3"><text:span text:style-name="T5">L'errore viene trovato quando il metodo ibrido prova a fare il metodo di bisezione.</text:span></text:p>
      <text:p text:style-name="P14"><text:span text:style-name="T5"/></text:p>
      <text:p text:style-name="P3"><text:span text:style-name="T5"/></text:p>
      <text:p text:style-name="P3"><text:span text:style-name="T5">ibrido(1,4,@f4,@d4,1e-6)</text:span></text:p>
      <text:p text:style-name="P3"><text:span text:style-name="T5"/></text:p>
      <text:p text:style-name="P3"><text:span text:style-name="T5">ans = <text:s text:c="3"/>2.3639</text:span></text:p>
      <text:p text:style-name="P3"><text:span text:style-name="T5"/></text:p>
      <text:p text:style-name="P3">Risultato della bisezione = <text:tab/><text:tab/><text:span text:style-name="T5">2.3645</text:span></text:p>
      <text:p text:style-name="P3"/>
      <text:p text:style-name="P3"><text:span text:style-name="T5">Risultato del metodo di newton = <text:tab/>2.3639</text:span></text:p>
      <text:p text:style-name="P3"><text:span text:style-name="T5"/></text:p>
      <text:p text:style-name="P3"><text:span text:style-name="T5">Il metodo ibrido ha trovato la stessa soluzione del metodo di newton.</text:span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oft-page-break/><text:span text:style-name="T5">ibrido(-1,2,@f5,@d5,1e-6)</text:span></text:p>
      <text:p text:style-name="P3"><text:span text:style-name="T5"/></text:p>
      <text:p text:style-name="P3"><text:span text:style-name="T5">ans = <text:s text:c="3"/>1.0000</text:span></text:p>
      <text:p text:style-name="P3"><text:span text:style-name="T5"/></text:p>
      <text:p text:style-name="P3">Risultato della bisezione = <text:tab/><text:tab/><text:span text:style-name="T5">1.0002</text:span></text:p>
      <text:p text:style-name="P3"/>
      <text:p text:style-name="P3"><text:span text:style-name="T5">Risultato del metodo di newton = <text:tab/>1.0000</text:span></text:p>
      <text:p text:style-name="P3"><text:span text:style-name="T5"/></text:p>
      <text:p text:style-name="P3"><text:span text:style-name="T5">Il metodo ibrido ha trovato la soluzione esatta (1).</text:span></text:p>
      <text:p text:style-name="P3"><text:span text:style-name="T5"/></text:p>
      <text:p text:style-name="P3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2H07M34S</meta:editing-duration>
    <meta:editing-cycles>32</meta:editing-cycles>
    <meta:generator>OpenOffice.org/3.2$Win32 OpenOffice.org_project/320m18$Build-9502</meta:generator>
    <dc:date>2012-11-02T09:30:51.98</dc:date>
    <meta:document-statistic meta:table-count="0" meta:image-count="7" meta:object-count="0" meta:page-count="14" meta:paragraph-count="301" meta:word-count="1684" meta:character-count="9883"/>
    <meta:user-defined meta:name="Info 1"/>
    <meta:user-defined meta:name="Info 2"/>
    <meta:user-defined meta:name="Info 3"/>
    <meta:user-defined meta:name="Info 4"/>
  </office:meta>
</office:document-meta>
</file>